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392c" officeooo:paragraph-rsid="000e392c"/>
    </style:style>
    <style:style style:name="P2" style:family="paragraph" style:parent-style-name="Standard">
      <style:text-properties officeooo:rsid="000e392c" officeooo:paragraph-rsid="000e392c"/>
    </style:style>
    <style:style style:name="P3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6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7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9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0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11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line-height="150%"/>
      <style:text-properties officeooo:rsid="00103069" officeooo:paragraph-rsid="00103069"/>
    </style:style>
    <style:style style:name="P13" style:family="paragraph" style:parent-style-name="Heading_20_4" style:list-style-name="">
      <style:paragraph-properties fo:break-before="page"/>
    </style:style>
    <style:style style:name="P14" style:family="paragraph" style:parent-style-name="Heading_20_4" style:list-style-name="">
      <style:paragraph-properties fo:line-height="150%"/>
    </style:style>
    <style:style style:name="P15" style:family="paragraph" style:parent-style-name="Heading_20_4">
      <style:text-properties officeooo:paragraph-rsid="0015dc46"/>
    </style:style>
    <style:style style:name="P16" style:family="paragraph" style:parent-style-name="Heading_20_4">
      <style:text-properties officeooo:rsid="000e392c" officeooo:paragraph-rsid="000e392c"/>
    </style:style>
    <style:style style:name="P17" style:family="paragraph" style:parent-style-name="Standard">
      <style:text-properties officeooo:rsid="000e392c" officeooo:paragraph-rsid="000e392c"/>
    </style:style>
    <style:style style:name="P18" style:family="paragraph" style:parent-style-name="Standard">
      <style:text-properties officeooo:paragraph-rsid="001739b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c9211e" loext:opacity="100%" style:text-underline-style="none"/>
    </style:style>
    <style:style style:name="T10" style:family="text">
      <style:text-properties fo:color="#c9211e" loext:opacity="100%" style:text-underline-style="none" officeooo:rsid="001739bb"/>
    </style:style>
    <style:style style:name="T11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officeooo:rsid="0015ff9b"/>
    </style:style>
    <style:style style:name="T14" style:family="text">
      <style:text-properties fo:color="#000000" loext:opacity="100%" style:text-underline-style="none" officeooo:rsid="001739bb"/>
    </style:style>
    <style:style style:name="T15" style:family="text">
      <style:text-properties fo:color="#808080" loext:opacity="100%" style:text-underline-style="none" officeooo:rsid="001739bb"/>
    </style:style>
    <style:style style:name="T16" style:family="text">
      <style:text-properties style:use-window-font-color="true" loext:opacity="0%" style:text-underline-style="none" officeooo:rsid="001739bb"/>
    </style:style>
    <style:style style:name="T17" style:family="text">
      <style:text-properties style:use-window-font-color="true" loext:opacity="0%" style:text-underline-style="none" fo:font-weight="normal" officeooo:rsid="001739bb" style:font-weight-asian="normal" style:font-weight-complex="normal"/>
    </style:style>
    <style:style style:name="T18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9" style:family="text">
      <style:text-properties fo:font-size="12pt" style:text-underline-style="none" fo:font-weight="normal" officeooo:rsid="000e392c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Indice</text:p>
          </text:index-title>
          <text:p text:style-name="P11"><text:a xlink:type="simple" xlink:href="#__RefHeading___Toc308_1618346937" text:style-name="Index_20_Link" text:visited-style-name="Index_20_Link">LISTAR<text:tab/>2</text:a></text:p>
          <text:p text:style-name="P11"><text:a xlink:type="simple" xlink:href="#__RefHeading___Toc310_1618346937" text:style-name="Index_20_Link" text:visited-style-name="Index_20_Link">CREAR<text:tab/>2</text:a></text:p>
          <text:p text:style-name="P11"><text:a xlink:type="simple" xlink:href="#__RefHeading___Toc312_1618346937" text:style-name="Index_20_Link" text:visited-style-name="Index_20_Link">PERMISOS<text:tab/>2</text:a></text:p>
          <text:p text:style-name="P11"><text:a xlink:type="simple" xlink:href="#__RefHeading___Toc314_1618346937" text:style-name="Index_20_Link" text:visited-style-name="Index_20_Link">ALTER<text:tab/>3</text:a></text:p>
          <text:p text:style-name="P11"><text:a xlink:type="simple" xlink:href="#__RefHeading___Toc316_1618346937" text:style-name="Index_20_Link" text:visited-style-name="Index_20_Link">SEARCH_PATH<text:tab/>3</text:a></text:p>
          <text:p text:style-name="P11"><text:a xlink:type="simple" xlink:href="#__RefHeading___Toc318_1618346937" text:style-name="Index_20_Link" text:visited-style-name="Index_20_Link">DEMAS<text:tab/>3</text:a></text:p>
        </text:index-body>
      </text:table-of-content>
      <text:h text:style-name="P14" text:outline-level="4"/>
      <text:h text:style-name="P13" text:outline-level="4"><text:bookmark-start text:name="__RefHeading___Toc308_1618346937"/>LISTAR<text:bookmark-end text:name="__RefHeading___Toc308_1618346937"/></text:h>
      <text:p text:style-name="P2">\du -&gt; ver los usuarios que existen</text:p>
      <text:p text:style-name="P2">\l -&gt; lista las bases existentes</text:p>
      <text:p text:style-name="P2">\dn -&gt; lista los esquemas que hay en una base</text:p>
      <text:p text:style-name="P2">\dn+ -&gt; lista los esquemas conb más información</text:p>
      <text:p text:style-name="P2">\d -&gt; lista las tablas de un esquema, con todo lo que tienen (en el esquema predeterminado)</text:p>
      <text:p text:style-name="P2">\d nombreEsquema.* -&gt; lista las tablas de tal esquema, con tolo lo que tienen</text:p>
      <text:p text:style-name="P2">\z nombreEsquema.* -&gt; describe los permisos que hay en las tablas de un esquema</text:p>
      <text:p text:style-name="P2"/>
      <text:p text:style-name="P2">select user; -&gt; para saber en que usuario estás</text:p>
      <text:p text:style-name="P2">\c nombreBase nombreUsuario -&gt; para conectarte a una base con un usuario determinado</text:p>
      <text:p text:style-name="P2"/>
      <text:p text:style-name="P2">select * from information_schema.table_privileges where grantee='nombreUsuario'; -&gt; ver los permisos <text:span text:style-name="T13">sobre las tablas </text:span>que el usuario en el que estás le dio a tal usuario</text:p>
      <text:p text:style-name="P2"/>
      <text:h text:style-name="P15" text:outline-level="4"><text:bookmark-start text:name="__RefHeading___Toc310_1618346937"/>CREAR<text:bookmark-end text:name="__RefHeading___Toc310_1618346937"/></text:h>
      <text:p text:style-name="P2">(necesitas ser administrador o tener los permisos)</text:p>
      <text:p text:style-name="P2">create user nombreUsuario with password 'contraseñaDelUsuario'; -&gt; crear usuario</text:p>
      <text:p text:style-name="P2">create role nombreRol; -&gt; crear rol</text:p>
      <text:p text:style-name="P2">create database nombreBase; -&gt; crear una base de datos</text:p>
      <text:p text:style-name="P2">create schema nombreEsquema; -&gt; crear un esquema <text:span text:style-name="T1">(en la base en la que estás)(propiedad del creador)</text:span></text:p>
      <text:p text:style-name="P2">create schema nombreEsquema authorizatio nombreUsuario; -&gt; <text:span text:style-name="T1">crear y darle la propiedad de tal usuario</text:span></text:p>
      <text:p text:style-name="P2">create table nombreTabla(parametros); -&gt; crear tabla</text:p>
      <text:p text:style-name="P2"/>
      <text:h text:style-name="Heading_20_4" text:outline-level="4"><text:bookmark-start text:name="__RefHeading___Toc312_1618346937"/>PERMISOS<text:bookmark-end text:name="__RefHeading___Toc312_1618346937"/></text:h>
      <text:p text:style-name="P3"><text:tab/><text:span text:style-name="T4">privilegios</text:span></text:p>
      <text:p text:style-name="P5">insert = a</text:p>
      <text:p text:style-name="P5">select = r</text:p>
      <text:p text:style-name="P5">update = w</text:p>
      <text:p text:style-name="P5">delete = d</text:p>
      <text:p text:style-name="P5">execute = x</text:p>
      <text:p text:style-name="P5">(crear Triggers) = t</text:p>
      <text:p text:style-name="P5">create</text:p>
      <text:p text:style-name="P9"/>
      <text:p text:style-name="P9">EJEMPLOS CON AÑADIR - PARA QUITAR USAR <text:span text:style-name="T7">revoke</text:span> x <text:span text:style-name="T8">grant</text:span> y <text:span text:style-name="T7">from</text:span> x <text:span text:style-name="T7">to</text:span></text:p>
      <text:p text:style-name="P4"><text:span text:style-name="T3"><text:tab/></text:span><text:span text:style-name="T4">bases de datos</text:span></text:p>
      <text:p text:style-name="P9">grant connect on database nombreBase to nombreUsuario; -&gt; para conectarse a una base</text:p>
      <text:p text:style-name="P9">revoke connect on database nombreBase from nombreUsuario; -&gt; para que no pueda conectarse</text:p>
      <text:p text:style-name="P3"><text:span text:style-name="T3"><text:tab/></text:span><text:span text:style-name="T4">esquemas</text:span></text:p>
      <text:p text:style-name="P9">grant usage on schema nombreEsquema to nombreUsuario; -&gt; para que puedan usar el esquemas</text:p>
      <text:p text:style-name="P9">grant create on schema nombreEsquema to nombreUsuario; -&gt; que pueda crear tablas en el esquema</text:p>
      <text:p text:style-name="P9">grant privilegio on nombreTabla to nombreUsuario; -&gt; añadirle un privilegio en una tabla</text:p>
      <text:p text:style-name="P3"><text:span text:style-name="T3">grant privilegio (nombreColumna) on nombreTabla to nombreUsuario; -&gt; </text:span><text:span text:style-name="T6">cambiar privilegios en una columna</text:span></text:p>
      <text:p text:style-name="P7"/>
      <text:p text:style-name="P10">si quitas los privilegios de un usuario sobre una tabla, si tenia permisos sobre una columna, se los quita tambien</text:p>
      <text:p text:style-name="P7"/>
      <text:h text:style-name="Heading_20_4" text:outline-level="4"><text:bookmark-start text:name="__RefHeading___Toc314_1618346937"/><text:soft-page-break/>ALTER<text:bookmark-end text:name="__RefHeading___Toc314_1618346937"/></text:h>
      <text:p text:style-name="P7">alter schema nombreEsquema owner to nombreUsuario;</text:p>
      <text:p text:style-name="P7">alter table nombreTabla rename nuevoNombre; -&gt; cambiarle el nombre a unba tabla-+</text:p>
      <text:p text:style-name="P6"><text:span text:style-name="T3">alter table nombreTabla add column nombreColumna tipoCoulmna; -&gt; </text:span><text:span text:style-name="T2">añadir una columna a la tabla</text:span></text:p>
      <text:p text:style-name="P7">alter table nombreTabla add primary key (nombreColumna); -&gt; decir cual es el campo principal</text:p>
      <text:h text:style-name="Heading_20_4" text:outline-level="4"><text:bookmark-start text:name="__RefHeading___Toc316_1618346937"/>SEARCH_PATH<text:bookmark-end text:name="__RefHeading___Toc316_1618346937"/></text:h>
      <text:p text:style-name="P18"><text:span text:style-name="T19">- show search_path; -&gt; ver el esquema predeterminado que 'usa'</text:span></text:p>
      <text:p text:style-name="P18"><text:span text:style-name="T19">- alter user nombreUsuario in database nombreTabla set search_path to nombreEsquema; -&gt; cambiar el esquema predeterminado </text:span><text:span text:style-name="T11">REINICIAR LA TERMINAL PARA QUE SE APLIQUE </text:span><text:span text:style-name="T18">(puedes poner varios esquemas para que busque en varios, en este caso al crear algo iré al primero que has puesto)</text:span></text:p>
      <text:p text:style-name="P8"/>
      <text:h text:style-name="P16" text:outline-level="4"><text:bookmark-start text:name="__RefHeading___Toc318_1618346937"/>DEMAS<text:bookmark-end text:name="__RefHeading___Toc318_1618346937"/></text:h>
      <text:p text:style-name="P1">insert into nombreTabla (nombreColumna) values (...); añadir una fila nueva con solo el campo de la columna <text:span text:style-name="T12"><text:s/>SI LA TABLA TIENE UNA CLAVE PRIMARIA Y NO ES LA COLUMNA QUE ESTÁS AÑADIENDO TE DARÁ ERR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08T14:06:34.404355261</dc:date>
    <meta:editing-duration>PT1H30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484" meta:character-count="2969" meta:non-whitespace-character-count="2536"/>
  </office:meta>
</office:document-meta>
</file>